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76523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7652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765239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730663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730663" officeooo:paragraph-rsid="003f1ef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740595" officeooo:paragraph-rsid="0077953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730663" officeooo:paragraph-rsid="00730663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73700a" officeooo:paragraph-rsid="0073b71f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730663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30663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text-position="sub 58%" style:font-name="DejaVu Sans Condensed" fo:font-size="12pt" fo:font-weight="normal" officeooo:rsid="00730663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371fd"/>
    </style:style>
    <style:style style:name="T9" style:family="text">
      <style:text-properties officeooo:rsid="0035db3e"/>
    </style:style>
    <style:style style:name="T10" style:family="text">
      <style:text-properties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730663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normal" officeooo:rsid="00730663" style:font-size-asian="12pt" style:font-weight-asian="normal" style:font-size-complex="12pt" style:font-weight-complex="normal"/>
    </style:style>
    <style:style style:name="T15" style:family="text">
      <style:text-properties style:text-position="sub 58%" style:font-name="DejaVu Sans Condensed" fo:font-size="12pt" fo:font-weight="normal" officeooo:rsid="00730663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0">2</text:span><text:span text:style-name="T11">0</text:span><text:span text:style-name="T12">3</text:span><text:span text:style-name="T13"> -</text:span><text:span text:style-name="T12"> Shutdown</text:span></text:p>
      <text:p text:style-name="P5"/>
      <text:p text:style-name="P6">Shutdown -- WIP, needs verification</text:p>
      <text:list text:style-name="L1">
        <text:list-item>
          <text:p text:style-name="P7">Articulating pylons ... GROUND STOW (in WPN UTIL page)</text:p>
        </text:list-item>
        <text:list-item>
          <text:p text:style-name="P8"><text:span text:style-name="T7">APU</text:span> ... <text:span text:style-name="T7">Start</text:span> (to prevent systems from losing power when engines go to idle)</text:p>
        </text:list-item>
        <text:list-item>
          <text:p text:style-name="P8">Tail Wheel ... Lock</text:p>
        </text:list-item>
        <text:list-item>
          <text:p text:style-name="P8">Parking Brake ... Set</text:p>
        </text:list-item>
        <text:list-item>
          <text:p text:style-name="P8">Power levers ... IDLE, start 2-minute timer (UFC has a stopwatch button)</text:p>
        </text:list-item>
        <text:list-item>
          <text:p text:style-name="P8">Standby Attitude Indicator ... CAGE<text:span text:style-name="T8"> (left click and hold while scrolling up)</text:span></text:p>
        </text:list-item>
        <text:list-item>
          <text:p text:style-name="P8">CMWS ... OFF</text:p>
        </text:list-item>
        <text:list-item>
          <text:p text:style-name="P8">NVS MODE switch ... OFF</text:p>
        </text:list-item>
        <text:list-item>
          <text:p text:style-name="P8">ACM switch (Automatic Contrast Mode) ... OFF</text:p>
        </text:list-item>
        <text:list-item>
          <text:p text:style-name="P8">After 2 minutes elapsed: Power levers ... OFF</text:p>
        </text:list-item>
        <text:list-item>
          <text:p text:style-name="P4"><text:span text:style-name="T14">When N</text:span><text:span text:style-name="T15">R</text:span><text:span text:style-name="T14"> &lt; 50%: RTR BRK switch ... ON</text:span></text:p>
        </text:list-item>
        <text:list-item>
          <text:p text:style-name="P8">Lights ... OFF</text:p>
        </text:list-item>
        <text:list-item>
          <text:p text:style-name="P9">When rotors have stopped: RTR BRK switch ... OFF</text:p>
        </text:list-item>
        <text:list-item>
          <text:p text:style-name="P8">APU ... OFF</text:p>
        </text:list-item>
        <text:list-item>
          <text:p text:style-name="P8">MSTR IGN knob ... OF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19:56.089000000</dc:date>
    <meta:editing-duration>PT13H44M28S</meta:editing-duration>
    <meta:editing-cycles>7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3" meta:word-count="148" meta:character-count="723" meta:non-whitespace-character-count="613"/>
  </office:meta>
</office:document-meta>
</file>